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6770" officeooo:paragraph-rsid="00066770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66770" officeooo:paragraph-rsid="00066770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07c80d" officeooo:paragraph-rsid="0007c80d"/>
    </style:style>
    <style:style style:name="P4" style:family="paragraph" style:parent-style-name="Standard">
      <style:text-properties officeooo:rsid="0009b697" officeooo:paragraph-rsid="0009b697"/>
    </style:style>
    <style:style style:name="P5" style:family="paragraph" style:parent-style-name="Standard">
      <style:text-properties officeooo:rsid="000aa244" officeooo:paragraph-rsid="000aa244"/>
    </style:style>
    <style:style style:name="P6" style:family="paragraph" style:parent-style-name="Standard">
      <style:text-properties officeooo:rsid="000aa244" officeooo:paragraph-rsid="000b5d5c"/>
    </style:style>
    <style:style style:name="P7" style:family="paragraph" style:parent-style-name="Standard">
      <style:text-properties officeooo:rsid="000aa244" officeooo:paragraph-rsid="000bd4ef"/>
    </style:style>
    <style:style style:name="P8" style:family="paragraph" style:parent-style-name="Standard">
      <style:text-properties officeooo:rsid="000b5d5c" officeooo:paragraph-rsid="000b5d5c"/>
    </style:style>
    <style:style style:name="P9" style:family="paragraph" style:parent-style-name="Standard">
      <style:text-properties officeooo:rsid="000cf0fa" officeooo:paragraph-rsid="000cf0fa"/>
    </style:style>
    <style:style style:name="P10" style:family="paragraph" style:parent-style-name="Standard">
      <style:text-properties fo:color="#21409a" fo:font-size="14pt" fo:font-weight="bold" officeooo:rsid="00066770" officeooo:paragraph-rsid="00066770" style:font-size-asian="14pt" style:font-weight-asian="bold" style:font-size-complex="14pt" style:font-weight-complex="bold"/>
    </style:style>
    <style:style style:name="P11" style:family="paragraph" style:parent-style-name="Standard">
      <style:text-properties fo:color="#21409a" fo:font-size="14pt" fo:font-weight="bold" officeooo:rsid="00066770" officeooo:paragraph-rsid="0007c80d" style:font-size-asian="14pt" style:font-weight-asian="bold" style:font-size-complex="14pt" style:font-weight-complex="bold"/>
    </style:style>
    <style:style style:name="P12" style:family="paragraph" style:parent-style-name="Standard">
      <style:text-properties fo:color="#21409a" fo:font-size="14pt" fo:font-weight="bold" officeooo:rsid="00066770" officeooo:paragraph-rsid="0009b697" style:font-size-asian="14pt" style:font-weight-asian="bold" style:font-size-complex="14pt" style:font-weight-complex="bold"/>
    </style:style>
    <style:style style:name="P13" style:family="paragraph" style:parent-style-name="Standard">
      <style:text-properties fo:color="#21409a" fo:font-size="14pt" fo:font-weight="bold" officeooo:rsid="00066770" officeooo:paragraph-rsid="000aa244" style:font-size-asian="14pt" style:font-weight-asian="bold" style:font-size-complex="14pt" style:font-weight-complex="bold"/>
    </style:style>
    <style:style style:name="P14" style:family="paragraph" style:parent-style-name="Standard">
      <style:text-properties fo:color="#21409a" fo:font-size="14pt" fo:font-weight="bold" officeooo:rsid="00066770" officeooo:paragraph-rsid="0010d2f7" style:font-size-asian="14pt" style:font-weight-asian="bold" style:font-size-complex="14pt" style:font-weight-complex="bold"/>
    </style:style>
    <style:style style:name="P15" style:family="paragraph" style:parent-style-name="Standard">
      <style:text-properties fo:color="#21409a" fo:font-size="14pt" fo:font-weight="bold" officeooo:rsid="00066770" officeooo:paragraph-rsid="00135281" style:font-size-asian="14pt" style:font-weight-asian="bold" style:font-size-complex="14pt" style:font-weight-complex="bold"/>
    </style:style>
    <style:style style:name="P16" style:family="paragraph" style:parent-style-name="Standard">
      <style:text-properties officeooo:rsid="0010c5cb" officeooo:paragraph-rsid="0010c5cb"/>
    </style:style>
    <style:style style:name="P17" style:family="paragraph" style:parent-style-name="Standard">
      <style:text-properties officeooo:rsid="0010d2f7" officeooo:paragraph-rsid="0010d2f7"/>
    </style:style>
    <style:style style:name="P18" style:family="paragraph" style:parent-style-name="Standard">
      <style:text-properties fo:color="#ed1c24" fo:font-size="14pt" fo:font-weight="bold" officeooo:rsid="00066770" officeooo:paragraph-rsid="00066770" style:font-size-asian="14pt" style:font-weight-asian="bold" style:font-size-complex="14pt" style:font-weight-complex="bold"/>
    </style:style>
    <style:style style:name="P19" style:family="paragraph" style:parent-style-name="Standard">
      <style:text-properties officeooo:rsid="00135281" officeooo:paragraph-rsid="00135281"/>
    </style:style>
    <style:style style:name="P20" style:family="paragraph" style:parent-style-name="Standard_20__28_user_29_">
      <style:text-properties officeooo:paragraph-rsid="0016047b"/>
    </style:style>
    <style:style style:name="P21" style:family="paragraph" style:parent-style-name="Standard_20__28_user_29_">
      <style:text-properties fo:color="#21409a" fo:font-size="14pt" fo:font-weight="bold" officeooo:paragraph-rsid="0016047b" style:font-size-asian="14pt" style:font-weight-asian="bold" style:font-size-complex="14pt" style:font-weight-complex="bold"/>
    </style:style>
    <style:style style:name="P22" style:family="paragraph" style:parent-style-name="Standard_20__28_user_29_">
      <style:text-properties fo:color="#21409a" fo:font-size="14pt" fo:font-weight="bold" officeooo:rsid="00164686" officeooo:paragraph-rsid="00164686" style:font-size-asian="14pt" style:font-weight-asian="bold" style:font-size-complex="14pt" style:font-weight-complex="bold"/>
    </style:style>
    <style:style style:name="P23" style:family="paragraph" style:parent-style-name="Standard_20__28_user_29_">
      <style:text-properties fo:color="#21409a" fo:font-size="14pt" fo:font-weight="bold" officeooo:rsid="00164686" officeooo:paragraph-rsid="001b371e" style:font-size-asian="14pt" style:font-weight-asian="bold" style:font-size-complex="14pt" style:font-weight-complex="bold"/>
    </style:style>
    <style:style style:name="P24" style:family="paragraph" style:parent-style-name="Standard_20__28_user_29_">
      <style:text-properties officeooo:rsid="0016047b" officeooo:paragraph-rsid="0016047b"/>
    </style:style>
    <style:style style:name="P25" style:family="paragraph" style:parent-style-name="Standard_20__28_user_29_">
      <style:text-properties officeooo:rsid="00164686" officeooo:paragraph-rsid="00164686"/>
    </style:style>
    <style:style style:name="P26" style:family="paragraph" style:parent-style-name="Standard_20__28_user_29_">
      <style:text-properties officeooo:rsid="0019e6a6" officeooo:paragraph-rsid="0019e6a6"/>
    </style:style>
    <style:style style:name="P27" style:family="paragraph" style:parent-style-name="Standard_20__28_user_29_" style:list-style-name="WWNum2">
      <style:text-properties officeooo:paragraph-rsid="0016047b"/>
    </style:style>
    <style:style style:name="P28" style:family="paragraph" style:parent-style-name="Standard_20__28_user_29_">
      <style:text-properties officeooo:rsid="001b371e" officeooo:paragraph-rsid="001b371e"/>
    </style:style>
    <style:style style:name="P29" style:family="paragraph" style:parent-style-name="Standard_20__28_user_29_">
      <style:text-properties officeooo:rsid="001c1cf5" officeooo:paragraph-rsid="001c1cf5"/>
    </style:style>
    <style:style style:name="P30" style:family="paragraph" style:parent-style-name="Standard_20__28_user_29_">
      <style:text-properties fo:color="#21409a" fo:font-size="14pt" fo:font-weight="bold" officeooo:rsid="00164686" officeooo:paragraph-rsid="001c1cf5" style:font-size-asian="14pt" style:font-weight-asian="bold" style:font-size-complex="14pt" style:font-weight-complex="bold"/>
    </style:style>
    <style:style style:name="T1" style:family="text">
      <style:text-properties officeooo:rsid="000bd4ef"/>
    </style:style>
    <style:style style:name="T2" style:family="text">
      <style:text-properties officeooo:rsid="0011d0f4"/>
    </style:style>
    <style:style style:name="T3" style:family="text">
      <style:text-properties officeooo:rsid="0016f0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buntu 18.04安装记录</text:p>
      <text:p text:style-name="P18">注<text:span text:style-name="T2">：</text:span>以下安装顺序不分前后<text:span text:style-name="T2">，找到对应部分安装。</text:span></text:p>
      <text:p text:style-name="P10">1、安装Shadowsocks</text:p>
      <text:p text:style-name="P1">使用</text:p>
      <text:p text:style-name="P1">sudo add-apt-repository ppa:hzwhuang/ss-qt5</text:p>
      <text:p text:style-name="P1">添加源，但是ppa:hzwhuang/ss-qt5 并没有18.04版本的源，所以再执行update时会出现E: 仓库 “http://ppa.launchpad.net/hzwhuang/ss-qt5/ubuntu bionic Release” 没有 Release 文件 的错误。</text:p>
      <text:p text:style-name="P1"/>
      <text:p text:style-name="P1">这时，只要编辑/etc/apt/sources.list.d/hzwhuang-ubuntu-ss-qt5-bionic.list 文件，将bionic (18.04版本代号)改成xenial（16.04版本代号）。</text:p>
      <text:p text:style-name="P1">然后再执行</text:p>
      <text:p text:style-name="P1">sudo apt-get update</text:p>
      <text:p text:style-name="P1">sudo apt-get install shadowsocks-qt5 </text:p>
      <text:p text:style-name="P1">完成。</text:p>
      <text:p text:style-name="P1"/>
      <text:p text:style-name="P10">2、安装chrome</text:p>
      <text:p text:style-name="P1">wget -q -O - https://dl.google.com/linux/linux_signing_key.pub | sudo apt-key add -</text:p>
      <text:p text:style-name="P1"/>
      <text:p text:style-name="P1">echo "deb [arch=amd64] http://dl.google.com/linux/chrome/deb/ stable main" | sudo tee /etc/apt/sources.list.d/google-chrome.list</text:p>
      <text:p text:style-name="P1"/>
      <text:p text:style-name="P1">sudo apt-get update</text:p>
      <text:p text:style-name="P1">sudo apt-get -y install google-chrome-stable</text:p>
      <text:p text:style-name="P1"/>
      <text:p text:style-name="P10">3、VIM （针对Python3）</text:p>
      <text:p text:style-name="P3">sudo apt install vim</text:p>
      <text:p text:style-name="P1">git clone https://github.com/gmarik/Vundle.vim.git ~/.vim/bundle/Vundle.vim</text:p>
      <text:p text:style-name="P3">vim ~/.vimrc (没有的话创建一个 touch ~/.vimrc)</text:p>
      <text:p text:style-name="P3">============================================</text:p>
      <text:p text:style-name="P3">set nocompatible <text:s text:c="13"/>" required</text:p>
      <text:p text:style-name="P3">filetype off <text:s text:c="17"/>" required</text:p>
      <text:p text:style-name="P3">set splitbelow</text:p>
      <text:p text:style-name="P3">set splitright</text:p>
      <text:p text:style-name="P3">set encoding=utf-8</text:p>
      <text:p text:style-name="P3">set nu</text:p>
      <text:p text:style-name="P3">set clipboard=unnamed</text:p>
      <text:p text:style-name="P3"/>
      <text:p text:style-name="P3">" set the runtime path to include Vundle and initialize</text:p>
      <text:p text:style-name="P3">set rtp+=~/.vim/bundle/Vundle.vim</text:p>
      <text:p text:style-name="P3">call vundle#begin()</text:p>
      <text:p text:style-name="P3"/>
      <text:p text:style-name="P3">" alternatively, pass a path where Vundle should install plugins</text:p>
      <text:p text:style-name="P3">"call vundle#begin('~/some/path/here')</text:p>
      <text:p text:style-name="P3"/>
      <text:p text:style-name="P3">" let Vundle manage Vundle, required</text:p>
      <text:p text:style-name="P3">Plugin 'gmarik/Vundle.vim'</text:p>
      <text:p text:style-name="P3">Plugin 'tmhedberg/SimpylFold'</text:p>
      <text:p text:style-name="P3">Plugin 'vim-scripts/indentpython.vim'</text:p>
      <text:p text:style-name="P3">Plugin 'The-NERD-tree'</text:p>
      <text:p text:style-name="P3">Plugin 'jistr/vim-nerdtree-tabs'</text:p>
      <text:p text:style-name="P3">Plugin 'git://git.wincent.com/command-t.git'</text:p>
      <text:p text:style-name="P3"><text:soft-page-break/>Plugin 'python.vim'</text:p>
      <text:p text:style-name="P3">Plugin 'Syntastic'</text:p>
      <text:p text:style-name="P3">Plugin 'taglist.vim'</text:p>
      <text:p text:style-name="P3">Plugin 'nvie/vim-flake8'</text:p>
      <text:p text:style-name="P3">Plugin 'jnurmine/Zenburn'</text:p>
      <text:p text:style-name="P3">Plugin 'altercation/vim-colors-solarized'</text:p>
      <text:p text:style-name="P3">Plugin 'scrooloose/syntastic'</text:p>
      <text:p text:style-name="P3">Plugin 'kien/ctrlp.vim'</text:p>
      <text:p text:style-name="P3">Plugin 'Lokaltog/powerline', {'rtp': 'powerline/bindings/vim/'}</text:p>
      <text:p text:style-name="P3">" The following are examples of different formats supported.</text:p>
      <text:p text:style-name="P3">" Keep Plugin commands between vundle#begin/end.</text:p>
      <text:p text:style-name="P3">" plugin on GitHub repo</text:p>
      <text:p text:style-name="P3">Plugin 'tpope/vim-fugitive'</text:p>
      <text:p text:style-name="P3">" git repos on your local machine (i.e. when working on your ow <text:s text:c="3"/>n plugin)</text:p>
      <text:p text:style-name="P3">" Plugin 'file:///home/gmarik/path/to/plugin'</text:p>
      <text:p text:style-name="P3">" The sparkup vim script is in a subdirectory of this repo call <text:s text:c="3"/>ed vim.</text:p>
      <text:p text:style-name="P3">" Pass the path to set the runtimepath properly.</text:p>
      <text:p text:style-name="P3">Plugin 'rstacruz/sparkup', {'rtp': 'vim/'}</text:p>
      <text:p text:style-name="P3">" Install L9 and avoid a Naming conflict if you've already inst <text:s text:c="3"/>alled a</text:p>
      <text:p text:style-name="P3">" different version somewhere else.</text:p>
      <text:p text:style-name="P3">Plugin 'ascenator/L9', {'name': 'newL9'}</text:p>
      <text:p text:style-name="P3"/>
      <text:p text:style-name="P3">" add all your plugins here (note older versions of Vundle</text:p>
      <text:p text:style-name="P3">" used Bundle instead of Plugin)</text:p>
      <text:p text:style-name="P3"/>
      <text:p text:style-name="P3">" ...</text:p>
      <text:p text:style-name="P3"/>
      <text:p text:style-name="P3">" All of your Plugins must be added before the following line</text:p>
      <text:p text:style-name="P3">call vundle#end() <text:s text:c="11"/>" required</text:p>
      <text:p text:style-name="P3">filetype plugin indent on <text:s text:c="3"/>" required</text:p>
      <text:p text:style-name="P3">" To ignore plugin indent changes, instead use:</text:p>
      <text:p text:style-name="P3">"filetype plugin on</text:p>
      <text:p text:style-name="P3">"</text:p>
      <text:p text:style-name="P3">" Brief help</text:p>
      <text:p text:style-name="P3">" :PluginList <text:s text:c="6"/>- lists configured plugins</text:p>
      <text:p text:style-name="P3">" :PluginInstall <text:s text:c="3"/>- installs plugins; append `!` to update or <text:s text:c="4"/>just :PluginUpdate</text:p>
      <text:p text:style-name="P3">" :PluginSearch foo - searches for foo; append `!` to refresh l <text:s text:c="3"/>ocal cache</text:p>
      <text:p text:style-name="P3">" :PluginClean <text:s text:c="5"/>- confirms removal of unused plugins; appen <text:s text:c="3"/>d `!` to auto-approve removal</text:p>
      <text:p text:style-name="P3">"</text:p>
      <text:p text:style-name="P3">" see :h vundle for more details or wiki for FAQ</text:p>
      <text:p text:style-name="P3">" Put your non-Plugin stuff after this line</text:p>
      <text:p text:style-name="P3"/>
      <text:p text:style-name="P3"/>
      <text:p text:style-name="P3">"split navigations</text:p>
      <text:p text:style-name="P3">nnoremap &lt;C-J&gt; &lt;C-W&gt;&lt;C-J&gt;</text:p>
      <text:p text:style-name="P3">nnoremap &lt;C-K&gt; &lt;C-W&gt;&lt;C-K&gt;</text:p>
      <text:p text:style-name="P3">nnoremap &lt;C-L&gt; &lt;C-W&gt;&lt;C-L&gt;</text:p>
      <text:p text:style-name="P3">nnoremap &lt;C-H&gt; &lt;C-W&gt;&lt;C-H&gt;</text:p>
      <text:p text:style-name="P3"/>
      <text:p text:style-name="P3">" Enable folding </text:p>
      <text:p text:style-name="P3">set foldmethod=indent</text:p>
      <text:p text:style-name="P3">set foldlevel=99</text:p>
      <text:p text:style-name="P3"/>
      <text:p text:style-name="P3">" Enable folding with the spacebar</text:p>
      <text:p text:style-name="P3">nnoremap &lt;space&gt; za</text:p>
      <text:p text:style-name="P3"/>
      <text:p text:style-name="P3">let g:SimpylFold_docstring_preview=1</text:p>
      <text:p text:style-name="P3"><text:soft-page-break/></text:p>
      <text:p text:style-name="P3">au BufNewFile,BufRead *.py</text:p>
      <text:p text:style-name="P3"><text:s text:c="4"/>\ set tabstop=4|</text:p>
      <text:p text:style-name="P3"><text:s text:c="4"/>\ set softtabstop=4|</text:p>
      <text:p text:style-name="P3"><text:s text:c="4"/>\ set shiftwidth=4|</text:p>
      <text:p text:style-name="P3"><text:s text:c="4"/>\ set textwidth=79|</text:p>
      <text:p text:style-name="P3"><text:s text:c="4"/>\ set expandtab|</text:p>
      <text:p text:style-name="P3"><text:s text:c="4"/>\ set autoindent|</text:p>
      <text:p text:style-name="P3"><text:s text:c="4"/>\ set fileformat=unix|</text:p>
      <text:p text:style-name="P3"/>
      <text:p text:style-name="P3">au BufNewFile,BufRead *.js, *.html, *.css</text:p>
      <text:p text:style-name="P3"><text:s text:c="4"/>\ set tabstop=2|</text:p>
      <text:p text:style-name="P3"><text:s text:c="4"/>\ set softtabstop=2|</text:p>
      <text:p text:style-name="P3"><text:s text:c="4"/>\ set shiftwidth=2|</text:p>
      <text:p text:style-name="P3"/>
      <text:p text:style-name="P3">hi BadWhitespace guifg=gray guibg=red ctermfg=gray ctermbg=red</text:p>
      <text:p text:style-name="P3">au BufRead,BufNewFile *.py,*.pyw,*.c,*.h match BadWhitespace /\s\+$/</text:p>
      <text:p text:style-name="P3"/>
      <text:p text:style-name="P3">Bundle 'Valloric/YouCompleteMe'</text:p>
      <text:p text:style-name="P3">let g:ycm_autoclose_preview_window_after_completion=1</text:p>
      <text:p text:style-name="P3">map &lt;leader&gt;g <text:s/>:YcmCompleter GoToDefinitionElseDeclaration&lt;CR&gt;</text:p>
      <text:p text:style-name="P3"/>
      <text:p text:style-name="P3"/>
      <text:p text:style-name="P3">let python_highlight_all=1</text:p>
      <text:p text:style-name="P3">syntax on</text:p>
      <text:p text:style-name="P3"/>
      <text:p text:style-name="P3">if has('gui_running')</text:p>
      <text:p text:style-name="P3"><text:s text:c="2"/>set background=dark</text:p>
      <text:p text:style-name="P3"><text:s text:c="2"/>colorscheme solarized</text:p>
      <text:p text:style-name="P3">else</text:p>
      <text:p text:style-name="P3"><text:s text:c="2"/>colorscheme zenburn</text:p>
      <text:p text:style-name="P3">endif</text:p>
      <text:p text:style-name="P3"/>
      <text:p text:style-name="P3">call togglebg#map("&lt;F3&gt;")</text:p>
      <text:p text:style-name="P3"/>
      <text:p text:style-name="P3">"F2开启和关闭树"</text:p>
      <text:p text:style-name="P3">map &lt;F2&gt; :NERDTreeToggle&lt;CR&gt;</text:p>
      <text:p text:style-name="P3">let NERDTreeChDirMode=1</text:p>
      <text:p text:style-name="P3">"显示书签"</text:p>
      <text:p text:style-name="P3">let NERDTreeShowBookmarks=1</text:p>
      <text:p text:style-name="P3">"设置忽略文件类型"</text:p>
      <text:p text:style-name="P3">let NERDTreeIgnore=['\~$', '\.pyc$', '\.swp$']</text:p>
      <text:p text:style-name="P3">""窗口大小"</text:p>
      <text:p text:style-name="P3">let NERDTreeWinSize=25</text:p>
      <text:p text:style-name="P3"/>
      <text:p text:style-name="P3">map &lt;F5&gt; :call CompileRunGcc()&lt;CR&gt;</text:p>
      <text:p text:style-name="P3">func! CompileRunGcc()</text:p>
      <text:p text:style-name="P3"><text:s text:c="8"/>exec "w"</text:p>
      <text:p text:style-name="P3"><text:s text:c="8"/>if &amp;filetype == 'c'</text:p>
      <text:p text:style-name="P3"><text:s text:c="16"/>exec "!g++ % -o %&lt;"</text:p>
      <text:p text:style-name="P3"><text:s text:c="8"/>elseif &amp;filetype == 'java'</text:p>
      <text:p text:style-name="P3"><text:s text:c="16"/>exec "!javac %"</text:p>
      <text:p text:style-name="P3"><text:soft-page-break/><text:s text:c="8"/>elseif &amp;filetype == 'sh'</text:p>
      <text:p text:style-name="P3"><text:s text:c="16"/>:!bash %</text:p>
      <text:p text:style-name="P3"><text:s text:c="8"/>elseif &amp;filetype == 'python'</text:p>
      <text:p text:style-name="P3"><text:s text:c="16"/>exec "!python3.5 %"</text:p>
      <text:p text:style-name="P3"><text:s text:c="8"/>elseif &amp;filetype == 'html'</text:p>
      <text:p text:style-name="P3"><text:s text:c="16"/>exec "!chrome % &amp;"</text:p>
      <text:p text:style-name="P3"><text:s text:c="8"/>elseif &amp;filetype == 'go'</text:p>
      <text:p text:style-name="P3"><text:s text:c="16"/>exec "!go run %"</text:p>
      <text:p text:style-name="P3"><text:s text:c="8"/>elseif &amp;filetype == 'mkd'</text:p>
      <text:p text:style-name="P3"><text:s text:c="16"/>exec "!~/.vim/markdown.pl % &gt; %.html &amp;"</text:p>
      <text:p text:style-name="P3"><text:s text:c="16"/>exec "!chrome %.html &amp;"</text:p>
      <text:p text:style-name="P3"><text:s text:c="8"/>endif</text:p>
      <text:p text:style-name="P3">endfunc</text:p>
      <text:p text:style-name="P4">=========================================</text:p>
      <text:p text:style-name="P4">保存之后直接安装</text:p>
      <text:p text:style-name="P4"/>
      <text:p text:style-name="P4">Youcompleteme可能需要单独安装</text:p>
      <text:p text:style-name="P4">cd ~/.<text:span text:style-name="T3">vim/bundle/YouCompleteMe</text:span></text:p>
      <text:p text:style-name="P4"> ./install.py --all </text:p>
      <text:p text:style-name="P3"/>
      <text:p text:style-name="P11">4、VM14</text:p>
      <text:p text:style-name="P3">下载</text:p>
      <text:p text:style-name="P3"><text:a xlink:type="simple" xlink:href="http://www.vmware.com/cn/products/workstation/workstation-evaluation" text:style-name="Internet_20_link" text:visited-style-name="Visited_20_Internet_20_Link">http://www.vmware.com/cn/products/workstation/workstation-evaluation</text:a></text:p>
      <text:p text:style-name="P3">chmod +x Vmware-Workstation-Full-14.1.1-7528167.x86_64.bundle</text:p>
      <text:p text:style-name="P3">sudo ./Vmware-Workstation-Full-14.1.1-7528167.x86_64.bundle</text:p>
      <text:p text:style-name="P16">密钥：CG54H-D8D0H-H8DHY-C6X7X-N2KG6</text:p>
      <text:p text:style-name="P3"/>
      <text:p text:style-name="P12">5、Wine</text:p>
      <text:p text:style-name="P4">sudo dpkg --add-architecture i386 </text:p>
      <text:p text:style-name="P4">wget -nc https://dl.winehq.org/wine-builds/Release.key</text:p>
      <text:p text:style-name="P4">sudo apt-key add Release.key</text:p>
      <text:p text:style-name="P4">版本18:</text:p>
      <text:p text:style-name="P4">sudo apt-add-repository 'deb https://dl.winehq.org/wine-builds/ubuntu/ xenial main'</text:p>
      <text:p text:style-name="P4">版本17:</text:p>
      <text:p text:style-name="P4">sudo apt-add-repository 'deb https://dl.winehq.org/wine-builds/ubuntu/ trusty main'</text:p>
      <text:p text:style-name="P4">更早:</text:p>
      <text:p text:style-name="P4">sudo apt-add-repository <text:a xlink:type="simple" xlink:href="https://dl.winehq.org/wine-builds/ubuntu/" text:style-name="Internet_20_link" text:visited-style-name="Visited_20_Internet_20_Link">https://dl.winehq.org/wine-builds/ubuntu/</text:a></text:p>
      <text:p text:style-name="P9">安装稳定版:</text:p>
      <text:p text:style-name="P4">sudo apt-get install --install-recommends winehq-stable</text:p>
      <text:p text:style-name="P4">安装开发版:</text:p>
      <text:p text:style-name="P4">sudo apt-get install --install-recommends winehq-devel</text:p>
      <text:p text:style-name="P4"/>
      <text:p text:style-name="P13">6、ZSH (Oh-my-ZSH)</text:p>
      <text:p text:style-name="P5">sudo apt install zsh</text:p>
      <text:p text:style-name="P5">sh -c "$(wget https://raw.github.com/robbyrussell/oh-my-zsh/master/tools/install.sh -O -)"</text:p>
      <text:p text:style-name="P5"/>
      <text:p text:style-name="P5">vim ~/.zshrc</text:p>
      <text:p text:style-name="P5">修改第10行的主题，我用的 agnoster</text:p>
      <text:p text:style-name="P5">ZSH_THEME="agnoster"</text:p>
      <text:p text:style-name="P5"/>
      <text:p text:style-name="P7"><text:soft-page-break/>设置默认shell为zsh</text:p>
      <text:p text:style-name="P7">chsh -s /bin/zsh root</text:p>
      <text:p text:style-name="P7"/>
      <text:p text:style-name="P8">解决字体问题：</text:p>
      <text:p text:style-name="P8">git clone https://github.com/powerline/fonts.git --depth=1</text:p>
      <text:p text:style-name="P8">cd fonts</text:p>
      <text:p text:style-name="P8">./install.sh</text:p>
      <text:p text:style-name="P8">cd ..</text:p>
      <text:p text:style-name="P8">rm -rf fonts</text:p>
      <text:p text:style-name="P6"/>
      <text:p text:style-name="P5">设置<text:span text:style-name="T1">powerline</text:span></text:p>
      <text:p text:style-name="P5">pip install powerline-status</text:p>
      <text:p text:style-name="P5">ln -s {path_to_powerline}/scripts/powerline ~/.local/bin</text:p>
      <text:p text:style-name="P5">编辑zshrc,修改{repository_root}为<text:span text:style-name="T1">powerline的安装路径</text:span></text:p>
      <text:p text:style-name="P5">. {repository_root}/powerline/bindings/zsh/powerline.zsh</text:p>
      <text:p text:style-name="P5"/>
      <text:p text:style-name="P14">7、安装搜狗拼音输入法</text:p>
      <text:p text:style-name="P17">官方网站下载deb包</text:p>
      <text:p text:style-name="P17">https://pinyin.sogou.com/linux/?r=pinyin</text:p>
      <text:p text:style-name="P17">sudo dpkg -i *.deb</text:p>
      <text:p text:style-name="P17">#会提示依赖不满足</text:p>
      <text:p text:style-name="P17">sudo apt --fix-broken install </text:p>
      <text:p text:style-name="P17">#解决依赖关系</text:p>
      <text:p text:style-name="P17"/>
      <text:p text:style-name="P14">8、安装网易云音乐</text:p>
      <text:p text:style-name="P17">官方下载deb包</text:p>
      <text:p text:style-name="P17">http://music.163.com/#/download</text:p>
      <text:p text:style-name="P17">sudo dpkg -i netease-cloud-music_1.1.0_amd64_ubuntu.deb</text:p>
      <text:p text:style-name="P17"/>
      <text:p text:style-name="P15">9、安装系统图标主题（一套扁平化的图标）</text:p>
      <text:p text:style-name="P19">sudo add-apt-repository ppa:snwh/pulp</text:p>
      <text:p text:style-name="P19">sudo apt-get update <text:s/></text:p>
      <text:p text:style-name="P19">sudo apt-get install paper-icon-theme</text:p>
      <text:p text:style-name="P19"/>
      <text:p text:style-name="P21">10、双系统时间不一致</text:p>
      <text:p text:style-name="P20">解决方法：</text:p>
      <text:list xml:id="list36934329" text:style-name="WWNum2">
        <text:list-item>
          <text:p text:style-name="P27">第一种在Windows下进行如下修改：</text:p>
        </text:list-item>
      </text:list>
      <text:p text:style-name="P20">在 注册表项：<text:bookmark text:name="_GoBack"/>HKEY_LOCAL_MACHINE\SYSTEM\CurrentControlSet\Control\TimeZoneInformation\</text:p>
      <text:p text:style-name="P20">下中添加一项数据类型为REG_DWORD，名称为RealTimeIsUniversal，值设为1 的键值。</text:p>
      <text:list xml:id="list122901598171659" text:continue-numbering="true" text:style-name="WWNum2">
        <text:list-item>
          <text:p text:style-name="P27">第二种方法在Ubuntu下进行如下修改：</text:p>
        </text:list-item>
      </text:list>
      <text:p text:style-name="P20">ubuntu默认开启UTC,即协调世界时，而win7是使用这种计时方式，这将导致的结果就是Windows和Ubuntu时间计算有差异</text:p>
      <text:p text:style-name="P20">你 可以使用以下方法得到一致的时间：</text:p>
      <text:p text:style-name="P26">sudo timedatectl set-local-rtc 1</text:p>
      <text:p text:style-name="P24"/>
      <text:p text:style-name="P22">11、添加阿里源</text:p>
      <text:p text:style-name="P25">此为18.04版本，如需要其他版本：https://opsx.alibaba.com/mirror。</text:p>
      <text:p text:style-name="P25">deb http://mirrors.aliyun.com/ubuntu/ bionic main restricted universe multiverse</text:p>
      <text:p text:style-name="P25">deb-src http://mirrors.aliyun.com/ubuntu/ bionic main restricted universe multiverse</text:p>
      <text:p text:style-name="P25"><text:soft-page-break/></text:p>
      <text:p text:style-name="P25">deb http://mirrors.aliyun.com/ubuntu/ bionic-security main restricted universe multiverse</text:p>
      <text:p text:style-name="P25">deb-src http://mirrors.aliyun.com/ubuntu/ bionic-security main restricted universe multiverse</text:p>
      <text:p text:style-name="P25"/>
      <text:p text:style-name="P25">deb http://mirrors.aliyun.com/ubuntu/ bionic-updates main restricted universe multiverse</text:p>
      <text:p text:style-name="P25">deb-src http://mirrors.aliyun.com/ubuntu/ bionic-updates main restricted universe multiverse</text:p>
      <text:p text:style-name="P25"/>
      <text:p text:style-name="P25">deb http://mirrors.aliyun.com/ubuntu/ bionic-proposed main restricted universe multiverse</text:p>
      <text:p text:style-name="P25">deb-src http://mirrors.aliyun.com/ubuntu/ bionic-proposed main restricted universe multiverse</text:p>
      <text:p text:style-name="P25"/>
      <text:p text:style-name="P25">deb http://mirrors.aliyun.com/ubuntu/ bionic-backports main restricted universe multiverse</text:p>
      <text:p text:style-name="P25">deb-src http://mirrors.aliyun.com/ubuntu/ bionic-backports main restricted universe multiverse</text:p>
      <text:p text:style-name="P25"/>
      <text:p text:style-name="P23">12、安装QQ</text:p>
      <text:p text:style-name="P28">最简单的，下载crossover试用，安装QQ8.9。</text:p>
      <text:p text:style-name="P28"/>
      <text:p text:style-name="P30">13、更改登录背景图</text:p>
      <text:p text:style-name="P29">找一张喜欢的图片</text:p>
      <text:p text:style-name="P29">mv currentdir/61.jpg <text:s/>/usr/share/backgrounds/</text:p>
      <text:p text:style-name="P29">修改配置文件</text:p>
      <text:p text:style-name="P29">vim /etc/alternatives/gdm3.css</text:p>
      <text:p text:style-name="P29">在1814行，注释掉原来的配置：</text:p>
      <text:p text:style-name="P29">#lockDialogGroup {</text:p>
      <text:p text:style-name="P29"><text:s text:c="2"/>background: #2c001e url(resource:///org/gnome/shell/theme/noise-texture.png);</text:p>
      <text:p text:style-name="P29"><text:s text:c="2"/>background-repeat: repeat; </text:p>
      <text:p text:style-name="P29">}</text:p>
      <text:p text:style-name="P29">添加上新的配置：</text:p>
      <text:p text:style-name="P29">#lockDialogGroup {</text:p>
      <text:p text:style-name="P29"><text:s text:c="2"/>background: #2c001e url(file:///usr/share/backgrounds/61.jpg); <text:s text:c="8"/></text:p>
      <text:p text:style-name="P29"><text:s text:c="2"/>background-repeat: no-repeat;</text:p>
      <text:p text:style-name="P29"><text:s text:c="2"/>background-size: cover;</text:p>
      <text:p text:style-name="P29"><text:s text:c="2"/>background-position: center; </text:p>
      <text:p text:style-name="P29">}</text:p>
      <text:p text:style-name="P29">重启生效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9:25:05.071518830</meta:creation-date>
    <dc:date>2018-05-18T12:29:01.289569359</dc:date>
    <meta:editing-duration>PT2H2M49S</meta:editing-duration>
    <meta:editing-cycles>21</meta:editing-cycles>
    <meta:generator>LibreOffice/6.0.3.2$Linux_X86_64 LibreOffice_project/00m0$Build-2</meta:generator>
    <meta:document-statistic meta:table-count="0" meta:image-count="0" meta:object-count="0" meta:page-count="6" meta:paragraph-count="244" meta:word-count="1312" meta:character-count="8220" meta:non-whitespace-character-count="7291"/>
  </office:meta>
</office:document-meta>
</file>